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nderRequestImpl.RenderRequestImpl( PortletWindow window , HttpServletRequest req , PortalUser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nderRequestImpl.getUserPrincip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nderRequestImpl.getAuth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nderRequestImpl.isUserInRole( String ro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nderRequestImpl.getRemote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